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Noto Sans Devanagari1" svg:font-family="'Noto Sans Devanagari'" style:font-family-generic="swiss"/>
    <style:font-face style:name="Caladea" svg:font-family="Calade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7ab96d"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officeooo:paragraph-rsid="005e877f"/>
    </style:style>
    <style:style style:name="P25"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ab96d"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6fa4e9"/>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5e4a91"/>
    </style:style>
    <style:style style:name="P69"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7c8eb0" style:font-size-asian="12pt" style:font-weight-asian="normal" style:font-name-complex="Times New Roman1" style:font-size-complex="12pt" style:font-weight-complex="normal"/>
    </style:style>
    <style:style style:name="P7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7c6a89" style:font-size-asian="12pt" style:font-name-complex="Times New Roman" style:font-size-complex="12pt"/>
    </style:style>
    <style:style style:name="P7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 style:font-size-complex="12pt"/>
    </style:style>
    <style:style style:name="P7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7c8eb0"/>
    </style:style>
    <style:style style:name="P7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2b0bb3"/>
    </style:style>
    <style:style style:name="P7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c8eb0" style:font-size-asian="12pt" style:font-size-complex="12pt"/>
    </style:style>
    <style:style style:name="P8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c8eb0" style:font-size-asian="12pt" style:language-asian="tr" style:country-asian="TR" style:font-name-complex="Times New Roman" style:font-size-complex="12pt"/>
    </style:style>
    <style:style style:name="P8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7c8eb0" style:font-size-asian="12pt" style:language-asian="tr" style:country-asian="TR" style:font-name-complex="Times New Roman" style:font-size-complex="12pt"/>
    </style:style>
    <style:style style:name="P8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7c8eb0" style:font-size-asian="12pt" style:language-asian="tr" style:country-asian="TR" style:font-name-complex="Times New Roman" style:font-size-complex="12pt"/>
    </style:style>
    <style:style style:name="P8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8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8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7c8eb0" style:font-size-asian="12pt" style:language-asian="tr" style:country-asian="TR" style:font-weight-asian="normal" style:font-name-complex="Times New Roman" style:font-size-complex="12pt" style:font-weight-complex="normal"/>
    </style:style>
    <style:style style:name="P8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8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8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8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7c8eb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708598"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3c3a02" style:language-asian="tr" style:country-asian="TR" style:font-weight-asian="normal" style:font-weight-complex="normal"/>
    </style:style>
    <style:style style:name="T16" style:family="text">
      <style:text-properties fo:font-weight="normal" officeooo:rsid="00374a74" style:language-asian="tr" style:country-asian="TR" style:font-weight-asian="normal" style:font-weight-complex="normal"/>
    </style:style>
    <style:style style:name="T17" style:family="text">
      <style:text-properties fo:font-weight="normal" officeooo:rsid="0014a809" style:language-asian="tr" style:country-asian="TR" style:font-weight-asian="normal" style:font-weight-complex="normal"/>
    </style:style>
    <style:style style:name="T18" style:family="text">
      <style:text-properties fo:font-weight="normal" officeooo:rsid="006fa4e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78c540" style:font-weight-asian="bold" style:font-weight-complex="bold"/>
    </style:style>
    <style:style style:name="T35" style:family="text">
      <style:text-properties fo:font-weight="bold" officeooo:rsid="007ab96d" style:font-weight-asian="bold" style:font-weight-complex="bold"/>
    </style:style>
    <style:style style:name="T36" style:family="text">
      <style:text-properties fo:font-weight="bold" officeooo:rsid="005192be" style:font-weight-asian="bold" style:font-weight-complex="bold"/>
    </style:style>
    <style:style style:name="T37" style:family="text">
      <style:text-properties fo:font-weight="bold" officeooo:rsid="006d1369" style:font-weight-asian="bold" style:font-weight-complex="bold"/>
    </style:style>
    <style:style style:name="T38" style:family="text">
      <style:text-properties fo:font-weight="bold" officeooo:rsid="007c8eb0" style:font-weight-asian="bold" style:font-weight-complex="bold"/>
    </style:style>
    <style:style style:name="T39" style:family="text">
      <style:text-properties fo:font-weight="bold" style:language-asian="tr" style:country-asian="TR" style:font-weight-asian="bold" style:font-name-complex="Times New Roman" style:font-weight-complex="bold"/>
    </style:style>
    <style:style style:name="T40" style:family="text">
      <style:text-properties fo:font-weight="bold" officeooo:rsid="002a4e45" style:language-asian="tr" style:country-asian="TR" style:font-weight-asian="bold" style:font-name-complex="Times New Roman" style:font-weight-complex="bold"/>
    </style:style>
    <style:style style:name="T41" style:family="text">
      <style:text-properties fo:font-weight="bold" officeooo:rsid="00455e00" style:language-asian="tr" style:country-asian="TR" style:font-weight-asian="bold" style:font-name-complex="Times New Roman" style:font-weight-complex="bold"/>
    </style:style>
    <style:style style:name="T42" style:family="text">
      <style:text-properties fo:font-weight="bold" officeooo:rsid="002bcdb2" style:language-asian="tr" style:country-asian="TR" style:font-weight-asian="bold" style:font-name-complex="Times New Roman" style:font-weight-complex="bold"/>
    </style:style>
    <style:style style:name="T43" style:family="text">
      <style:text-properties fo:font-weight="bold" officeooo:rsid="0078c540" style:language-asian="tr" style:country-asian="TR" style:font-weight-asian="bold" style:font-name-complex="Times New Roman" style:font-weight-complex="bold"/>
    </style:style>
    <style:style style:name="T44" style:family="text">
      <style:text-properties fo:font-weight="bold" officeooo:rsid="007c8eb0" style:language-asian="tr" style:country-asian="TR" style:font-weight-asian="bold" style:font-name-complex="Times New Roman" style:font-weight-complex="bold"/>
    </style:style>
    <style:style style:name="T45" style:family="text">
      <style:text-properties fo:font-weight="bold" officeooo:rsid="003b129e" style:language-asian="tr" style:country-asian="TR" style:font-weight-asian="bold" style:font-weight-complex="bold"/>
    </style:style>
    <style:style style:name="T46" style:family="text">
      <style:text-properties fo:font-weight="bold" officeooo:rsid="0068c3a0" style:language-asian="tr" style:country-asian="TR" style:font-weight-asian="bold" style:font-weight-complex="bold"/>
    </style:style>
    <style:style style:name="T47" style:family="text">
      <style:text-properties fo:font-weight="bold" officeooo:rsid="006d1369" style:language-asian="tr" style:country-asian="TR" style:font-weight-asian="bold" style:font-weight-complex="bold"/>
    </style:style>
    <style:style style:name="T48" style:family="text">
      <style:text-properties fo:font-weight="bold" officeooo:rsid="00632b9b" style:language-asian="tr" style:country-asian="TR" style:font-weight-asian="bold" style:font-weight-complex="bold"/>
    </style:style>
    <style:style style:name="T49" style:family="text">
      <style:text-properties fo:letter-spacing="0.011cm"/>
    </style:style>
    <style:style style:name="T50" style:family="text">
      <style:text-properties officeooo:rsid="001f62ef"/>
    </style:style>
    <style:style style:name="T51" style:family="text">
      <style:text-properties officeooo:rsid="0023f1ec"/>
    </style:style>
    <style:style style:name="T52" style:family="text">
      <style:text-properties officeooo:rsid="0024c625"/>
    </style:style>
    <style:style style:name="T53" style:family="text">
      <style:text-properties fo:font-style="normal" fo:font-weight="bold" officeooo:rsid="00172ad1" style:font-style-asian="normal" style:font-weight-asian="bold" style:font-name-complex="Times New Roman1" style:font-weight-complex="bold"/>
    </style:style>
    <style:style style:name="T54" style:family="text">
      <style:text-properties fo:font-style="normal" fo:font-weight="bold" officeooo:rsid="002572b2" style:font-style-asian="normal" style:font-weight-asian="bold" style:font-name-complex="Times New Roman1" style:font-weight-complex="bold"/>
    </style:style>
    <style:style style:name="T55" style:family="text">
      <style:text-properties fo:font-style="normal" fo:font-weight="bold" officeooo:rsid="005192be" style:font-style-asian="normal" style:font-weight-asian="bold" style:font-name-complex="Times New Roman1" style:font-weight-complex="bold"/>
    </style:style>
    <style:style style:name="T56" style:family="text">
      <style:text-properties fo:font-style="normal" fo:font-weight="bold" officeooo:rsid="00632b9b" style:font-style-asian="normal" style:font-weight-asian="bold" style:font-name-complex="Times New Roman1" style:font-weight-complex="bold"/>
    </style:style>
    <style:style style:name="T57" style:family="text">
      <style:text-properties fo:font-style="normal" fo:font-weight="bold" officeooo:rsid="006fa4e9" style:font-style-asian="normal" style:font-weight-asian="bold" style:font-name-complex="Times New Roman1" style:font-weight-complex="bold"/>
    </style:style>
    <style:style style:name="T58" style:family="text">
      <style:text-properties fo:font-style="normal" fo:font-weight="bold" officeooo:rsid="0078c540" style:font-style-asian="normal" style:font-weight-asian="bold" style:font-name-complex="Times New Roman1" style:font-weight-complex="bold"/>
    </style:style>
    <style:style style:name="T59" style:family="text">
      <style:text-properties fo:font-style="normal" fo:font-weight="bold" officeooo:rsid="007c6a89" style:font-style-asian="normal" style:font-weight-asian="bold" style:font-name-complex="Times New Roman1" style:font-weight-complex="bold"/>
    </style:style>
    <style:style style:name="T60" style:family="text">
      <style:text-properties fo:font-style="normal" fo:font-weight="bold" style:font-style-asian="normal" style:font-weight-asian="bold" style:font-name-complex="Times New Roman1" style:font-weight-complex="normal"/>
    </style:style>
    <style:style style:name="T61" style:family="text">
      <style:text-properties fo:font-style="normal" fo:font-weight="bold" officeooo:rsid="0024c625" style:font-style-asian="normal" style:font-weight-asian="bold" style:font-name-complex="Times New Roman1" style:font-weight-complex="normal"/>
    </style:style>
    <style:style style:name="T62" style:family="text">
      <style:text-properties fo:font-style="normal" fo:font-weight="bold" officeooo:rsid="002572b2" style:font-style-asian="normal" style:font-weight-asian="bold" style:font-name-complex="Times New Roman1" style:font-weight-complex="normal"/>
    </style:style>
    <style:style style:name="T63" style:family="text">
      <style:text-properties fo:font-style="normal" fo:font-weight="bold" officeooo:rsid="00275b19" style:font-style-asian="normal" style:font-weight-asian="bold" style:font-name-complex="Times New Roman1" style:font-weight-complex="normal"/>
    </style:style>
    <style:style style:name="T64" style:family="text">
      <style:text-properties fo:font-style="normal" fo:font-weight="bold" officeooo:rsid="00298cb2" style:font-style-asian="normal" style:font-weight-asian="bold" style:font-name-complex="Times New Roman1" style:font-weight-complex="normal"/>
    </style:style>
    <style:style style:name="T65" style:family="text">
      <style:text-properties fo:font-style="normal" fo:font-weight="bold" officeooo:rsid="002a4e45" style:font-style-asian="normal" style:font-weight-asian="bold" style:font-name-complex="Times New Roman1" style:font-weight-complex="normal"/>
    </style:style>
    <style:style style:name="T66" style:family="text">
      <style:text-properties fo:font-style="normal" fo:font-weight="bold" officeooo:rsid="005192be" style:font-style-asian="normal" style:font-weight-asian="bold" style:font-name-complex="Times New Roman1" style:font-weight-complex="normal"/>
    </style:style>
    <style:style style:name="T67" style:family="text">
      <style:text-properties fo:font-style="normal" fo:font-weight="normal" style:font-style-asian="normal" style:font-weight-asian="normal" style:font-name-complex="Times New Roman1" style:font-weight-complex="normal"/>
    </style:style>
    <style:style style:name="T68" style:family="text">
      <style:text-properties fo:font-style="normal" fo:font-weight="normal" officeooo:rsid="00172ad1" style:font-style-asian="normal" style:font-weight-asian="normal" style:font-name-complex="Times New Roman1" style:font-weight-complex="normal"/>
    </style:style>
    <style:style style:name="T69" style:family="text">
      <style:text-properties fo:font-style="normal" fo:font-weight="normal" officeooo:rsid="00275b19" style:font-style-asian="normal" style:font-weight-asian="normal" style:font-name-complex="Times New Roman1" style:font-weight-complex="normal"/>
    </style:style>
    <style:style style:name="T70" style:family="text">
      <style:text-properties fo:font-style="normal" fo:font-weight="normal" officeooo:rsid="0023f1ec" style:font-style-asian="normal" style:font-weight-asian="normal" style:font-name-complex="Times New Roman1" style:font-weight-complex="normal"/>
    </style:style>
    <style:style style:name="T71" style:family="text">
      <style:text-properties fo:font-style="normal" fo:font-weight="normal" officeooo:rsid="0043c25c" style:font-style-asian="normal" style:font-weight-asian="normal" style:font-name-complex="Times New Roman1" style:font-weight-complex="normal"/>
    </style:style>
    <style:style style:name="T72" style:family="text">
      <style:text-properties fo:font-style="normal" fo:font-weight="normal" officeooo:rsid="002572b2" style:font-style-asian="normal" style:font-weight-asian="normal" style:font-name-complex="Times New Roman1" style:font-weight-complex="normal"/>
    </style:style>
    <style:style style:name="T73" style:family="text">
      <style:text-properties fo:font-style="normal" fo:font-weight="normal" officeooo:rsid="00455e00" style:font-style-asian="normal" style:font-weight-asian="normal" style:font-name-complex="Times New Roman1" style:font-weight-complex="normal"/>
    </style:style>
    <style:style style:name="T74" style:family="text">
      <style:text-properties fo:font-style="normal" fo:font-weight="normal" officeooo:rsid="0047d350" style:font-style-asian="normal" style:font-weight-asian="normal" style:font-name-complex="Times New Roman1" style:font-weight-complex="normal"/>
    </style:style>
    <style:style style:name="T75" style:family="text">
      <style:text-properties fo:font-style="normal" fo:font-weight="normal" officeooo:rsid="007390b8" style:font-style-asian="normal" style:font-weight-asian="normal" style:font-name-complex="Times New Roman1" style:font-weight-complex="normal"/>
    </style:style>
    <style:style style:name="T76" style:family="text">
      <style:text-properties fo:font-style="normal" fo:font-weight="normal" style:language-asian="tr" style:country-asian="TR" style:font-style-asian="normal" style:font-weight-asian="normal" style:font-name-complex="Times New Roman" style:font-style-complex="normal" style:font-weight-complex="normal"/>
    </style:style>
    <style:style style:name="T77" style:family="text">
      <style:text-properties fo:font-style="normal" style:font-style-asian="normal" style:font-name-complex="Times New Roman1" style:font-weight-complex="normal"/>
    </style:style>
    <style:style style:name="T78" style:family="text">
      <style:text-properties fo:font-style="normal" officeooo:rsid="00172ad1" style:font-style-asian="normal" style:font-name-complex="Times New Roman1" style:font-weight-complex="normal"/>
    </style:style>
    <style:style style:name="T79" style:family="text">
      <style:text-properties fo:font-style="normal" officeooo:rsid="00275b19" style:font-style-asian="normal" style:font-name-complex="Times New Roman1" style:font-weight-complex="normal"/>
    </style:style>
    <style:style style:name="T80" style:family="text">
      <style:text-properties fo:font-style="normal" officeooo:rsid="0024c625" style:font-style-asian="normal" style:font-name-complex="Times New Roman1" style:font-weight-complex="normal"/>
    </style:style>
    <style:style style:name="T81" style:family="text">
      <style:text-properties fo:font-style="normal" officeooo:rsid="0043c25c" style:font-style-asian="normal" style:font-name-complex="Times New Roman1" style:font-weight-complex="normal"/>
    </style:style>
    <style:style style:name="T82" style:family="text">
      <style:text-properties fo:font-style="normal" style:language-asian="tr" style:country-asian="TR" style:font-style-asian="normal" style:font-name-complex="Times New Roman" style:font-weight-complex="normal"/>
    </style:style>
    <style:style style:name="T83" style:family="text">
      <style:text-properties fo:font-style="normal" officeooo:rsid="00496a67" style:language-asian="tr" style:country-asian="TR" style:font-style-asian="normal" style:font-name-complex="Times New Roman" style:font-weight-complex="normal"/>
    </style:style>
    <style:style style:name="T84" style:family="text">
      <style:text-properties fo:font-style="normal" officeooo:rsid="005192be" style:language-asian="tr" style:country-asian="TR" style:font-style-asian="normal" style:font-name-complex="Times New Roman" style:font-weight-complex="normal"/>
    </style:style>
    <style:style style:name="T85" style:family="text">
      <style:text-properties fo:font-style="normal" officeooo:rsid="00443595" style:language-asian="tr" style:country-asian="TR" style:font-style-asian="normal" style:font-name-complex="Times New Roman" style:font-weight-complex="normal"/>
    </style:style>
    <style:style style:name="T86" style:family="text">
      <style:text-properties fo:font-style="normal" officeooo:rsid="003d13be" style:language-asian="tr" style:country-asian="TR" style:font-style-asian="normal" style:font-name-complex="Times New Roman" style:font-weight-complex="normal"/>
    </style:style>
    <style:style style:name="T87" style:family="text">
      <style:text-properties fo:font-style="normal" officeooo:rsid="003b129e" style:language-asian="tr" style:country-asian="TR" style:font-style-asian="normal" style:font-name-complex="Times New Roman" style:font-weight-complex="normal"/>
    </style:style>
    <style:style style:name="T88" style:family="text">
      <style:text-properties fo:font-style="normal" officeooo:rsid="003c9814" style:language-asian="tr" style:country-asian="TR" style:font-style-asian="normal" style:font-name-complex="Times New Roman" style:font-weight-complex="normal"/>
    </style:style>
    <style:style style:name="T89" style:family="text">
      <style:text-properties fo:font-style="normal" officeooo:rsid="0056ecfa" style:language-asian="tr" style:country-asian="TR" style:font-style-asian="normal" style:font-name-complex="Times New Roman" style:font-weight-complex="normal"/>
    </style:style>
    <style:style style:name="T90" style:family="text">
      <style:text-properties fo:font-style="normal" officeooo:rsid="0075a0c7" style:language-asian="tr" style:country-asian="TR" style:font-style-asian="normal" style:font-name-complex="Times New Roman" style:font-weight-complex="normal"/>
    </style:style>
    <style:style style:name="T91" style:family="text">
      <style:text-properties fo:font-style="normal" officeooo:rsid="007c8eb0" style:language-asian="tr" style:country-asian="TR" style:font-style-asian="normal" style:font-name-complex="Times New Roman" style:font-weight-complex="normal"/>
    </style:style>
    <style:style style:name="T92" style:family="text">
      <style:text-properties fo:font-style="normal" officeooo:rsid="007e3d08" style:language-asian="tr" style:country-asian="TR" style:font-style-asian="normal" style:font-name-complex="Times New Roman" style:font-weight-complex="normal"/>
    </style:style>
    <style:style style:name="T93" style:family="text">
      <style:text-properties fo:language="tr" fo:country="TR" fo:font-weight="bold" style:font-weight-asian="bold" style:font-name-complex="Times New Roman1" style:font-weight-complex="bold"/>
    </style:style>
    <style:style style:name="T94" style:family="text">
      <style:text-properties fo:language="tr" fo:country="TR" fo:font-weight="bold" officeooo:rsid="0024c625" style:font-weight-asian="bold" style:font-name-complex="Times New Roman1" style:font-weight-complex="bold"/>
    </style:style>
    <style:style style:name="T95" style:family="text">
      <style:text-properties fo:language="tr" fo:country="TR" fo:font-weight="bold" officeooo:rsid="0043c25c" style:font-weight-asian="bold" style:font-name-complex="Times New Roman1" style:font-weight-complex="bold"/>
    </style:style>
    <style:style style:name="T96" style:family="text">
      <style:text-properties fo:language="tr" fo:country="TR" fo:font-style="normal" fo:font-weight="bold" style:font-style-asian="normal" style:font-weight-asian="bold" style:font-name-complex="Times New Roman1" style:font-weight-complex="normal"/>
    </style:style>
    <style:style style:name="T97" style:family="text">
      <style:text-properties fo:language="tr" fo:country="TR" fo:font-style="normal" fo:font-weight="normal" style:font-style-asian="normal" style:font-weight-asian="normal" style:font-name-complex="Times New Roman1" style:font-weight-complex="normal"/>
    </style:style>
    <style:style style:name="T98" style:family="text">
      <style:text-properties fo:language="tr" fo:country="TR" fo:font-style="normal" fo:font-weight="normal" officeooo:rsid="004c1294" style:font-style-asian="normal" style:font-weight-asian="normal" style:font-name-complex="Times New Roman1" style:font-weight-complex="normal"/>
    </style:style>
    <style:style style:name="T99" style:family="text">
      <style:text-properties fo:language="tr" fo:country="TR" style:font-name-complex="Times New Roman1"/>
    </style:style>
    <style:style style:name="T100" style:family="text">
      <style:text-properties fo:language="tr" fo:country="TR" officeooo:rsid="00172ad1" style:font-name-complex="Times New Roman1"/>
    </style:style>
    <style:style style:name="T101" style:family="text">
      <style:text-properties fo:language="tr" fo:country="TR" officeooo:rsid="0043c25c" style:font-name-complex="Times New Roman1"/>
    </style:style>
    <style:style style:name="T102" style:family="text">
      <style:text-properties fo:language="tr" fo:country="TR" officeooo:rsid="004c1294" style:font-name-complex="Times New Roman1"/>
    </style:style>
    <style:style style:name="T103" style:family="text">
      <style:text-properties officeooo:rsid="002b0bb3"/>
    </style:style>
    <style:style style:name="T104" style:family="text">
      <style:text-properties style:language-asian="tr" style:country-asian="TR" style:font-name-complex="Times New Roman"/>
    </style:style>
    <style:style style:name="T105" style:family="text">
      <style:text-properties officeooo:rsid="002b0bb3" style:language-asian="tr" style:country-asian="TR" style:font-name-complex="Times New Roman"/>
    </style:style>
    <style:style style:name="T106" style:family="text">
      <style:text-properties officeooo:rsid="00172ad1" style:language-asian="tr" style:country-asian="TR" style:font-name-complex="Times New Roman"/>
    </style:style>
    <style:style style:name="T107" style:family="text">
      <style:text-properties officeooo:rsid="002bcdb2" style:language-asian="tr" style:country-asian="TR" style:font-name-complex="Times New Roman"/>
    </style:style>
    <style:style style:name="T108" style:family="text">
      <style:text-properties officeooo:rsid="00310090" style:language-asian="tr" style:country-asian="TR" style:font-name-complex="Times New Roman"/>
    </style:style>
    <style:style style:name="T109" style:family="text">
      <style:text-properties officeooo:rsid="0033b636" style:language-asian="tr" style:country-asian="TR" style:font-name-complex="Times New Roman"/>
    </style:style>
    <style:style style:name="T110" style:family="text">
      <style:text-properties officeooo:rsid="003aa60a" style:language-asian="tr" style:country-asian="TR" style:font-name-complex="Times New Roman"/>
    </style:style>
    <style:style style:name="T111" style:family="text">
      <style:text-properties officeooo:rsid="0013e64a" style:language-asian="tr" style:country-asian="TR" style:font-name-complex="Times New Roman"/>
    </style:style>
    <style:style style:name="T112" style:family="text">
      <style:text-properties officeooo:rsid="003b129e" style:language-asian="tr" style:country-asian="TR" style:font-name-complex="Times New Roman"/>
    </style:style>
    <style:style style:name="T113" style:family="text">
      <style:text-properties officeooo:rsid="0022f6e7" style:language-asian="tr" style:country-asian="TR" style:font-name-complex="Times New Roman"/>
    </style:style>
    <style:style style:name="T114" style:family="text">
      <style:text-properties officeooo:rsid="003c3a02" style:language-asian="tr" style:country-asian="TR" style:font-name-complex="Times New Roman"/>
    </style:style>
    <style:style style:name="T115" style:family="text">
      <style:text-properties officeooo:rsid="003c9814" style:language-asian="tr" style:country-asian="TR" style:font-name-complex="Times New Roman"/>
    </style:style>
    <style:style style:name="T116" style:family="text">
      <style:text-properties officeooo:rsid="003d13be" style:language-asian="tr" style:country-asian="TR" style:font-name-complex="Times New Roman"/>
    </style:style>
    <style:style style:name="T117" style:family="text">
      <style:text-properties officeooo:rsid="0013588f" style:language-asian="tr" style:country-asian="TR" style:font-name-complex="Times New Roman"/>
    </style:style>
    <style:style style:name="T118" style:family="text">
      <style:text-properties officeooo:rsid="001ab6fb" style:language-asian="tr" style:country-asian="TR" style:font-name-complex="Times New Roman"/>
    </style:style>
    <style:style style:name="T119" style:family="text">
      <style:text-properties officeooo:rsid="003d6035" style:language-asian="tr" style:country-asian="TR" style:font-name-complex="Times New Roman"/>
    </style:style>
    <style:style style:name="T120" style:family="text">
      <style:text-properties officeooo:rsid="00443595" style:language-asian="tr" style:country-asian="TR" style:font-name-complex="Times New Roman"/>
    </style:style>
    <style:style style:name="T121" style:family="text">
      <style:text-properties officeooo:rsid="00467d30" style:language-asian="tr" style:country-asian="TR" style:font-name-complex="Times New Roman"/>
    </style:style>
    <style:style style:name="T122" style:family="text">
      <style:text-properties officeooo:rsid="004958df" style:language-asian="tr" style:country-asian="TR" style:font-name-complex="Times New Roman"/>
    </style:style>
    <style:style style:name="T123" style:family="text">
      <style:text-properties officeooo:rsid="00512536" style:language-asian="tr" style:country-asian="TR" style:font-name-complex="Times New Roman"/>
    </style:style>
    <style:style style:name="T124" style:family="text">
      <style:text-properties officeooo:rsid="004e8cf1" style:language-asian="tr" style:country-asian="TR" style:font-name-complex="Times New Roman"/>
    </style:style>
    <style:style style:name="T125" style:family="text">
      <style:text-properties officeooo:rsid="00455e00" style:language-asian="tr" style:country-asian="TR" style:font-name-complex="Times New Roman"/>
    </style:style>
    <style:style style:name="T126" style:family="text">
      <style:text-properties officeooo:rsid="001c4bd1" style:language-asian="tr" style:country-asian="TR" style:font-name-complex="Times New Roman"/>
    </style:style>
    <style:style style:name="T127" style:family="text">
      <style:text-properties officeooo:rsid="0047d350" style:language-asian="tr" style:country-asian="TR" style:font-name-complex="Times New Roman"/>
    </style:style>
    <style:style style:name="T128" style:family="text">
      <style:text-properties officeooo:rsid="0016608b" style:language-asian="tr" style:country-asian="TR" style:font-name-complex="Times New Roman"/>
    </style:style>
    <style:style style:name="T129" style:family="text">
      <style:text-properties officeooo:rsid="00348da0" style:language-asian="tr" style:country-asian="TR" style:font-name-complex="Times New Roman"/>
    </style:style>
    <style:style style:name="T130" style:family="text">
      <style:text-properties officeooo:rsid="006bae34" style:language-asian="tr" style:country-asian="TR" style:font-name-complex="Times New Roman"/>
    </style:style>
    <style:style style:name="T131" style:family="text">
      <style:text-properties officeooo:rsid="0078c540" style:language-asian="tr" style:country-asian="TR" style:font-name-complex="Times New Roman"/>
    </style:style>
    <style:style style:name="T132" style:family="text">
      <style:text-properties officeooo:rsid="007ab96d" style:language-asian="tr" style:country-asian="TR" style:font-name-complex="Times New Roman"/>
    </style:style>
    <style:style style:name="T133" style:family="text">
      <style:text-properties officeooo:rsid="007c8eb0" style:language-asian="tr" style:country-asian="TR" style:font-name-complex="Times New Roman"/>
    </style:style>
    <style:style style:name="T134" style:family="text">
      <style:text-properties officeooo:rsid="007e3d08" style:language-asian="tr" style:country-asian="TR" style:font-name-complex="Times New Roman"/>
    </style:style>
    <style:style style:name="T135" style:family="text">
      <style:text-properties style:language-asian="tr" style:country-asian="TR" style:font-name-complex="Tahoma"/>
    </style:style>
    <style:style style:name="T136" style:family="text">
      <style:text-properties officeooo:rsid="003b129e" style:language-asian="tr" style:country-asian="TR" style:font-name-complex="Tahoma"/>
    </style:style>
    <style:style style:name="T137" style:family="text">
      <style:text-properties officeooo:rsid="004958df" style:language-asian="tr" style:country-asian="TR" style:font-name-complex="Tahoma"/>
    </style:style>
    <style:style style:name="T138" style:family="text">
      <style:text-properties officeooo:rsid="006bae34" style:language-asian="tr" style:country-asian="TR" style:font-name-complex="Tahoma"/>
    </style:style>
    <style:style style:name="T139" style:family="text">
      <style:text-properties officeooo:rsid="003b129e" style:language-asian="tr" style:country-asian="TR"/>
    </style:style>
    <style:style style:name="T140" style:family="text">
      <style:text-properties officeooo:rsid="00347560"/>
    </style:style>
    <style:style style:name="T141" style:family="text">
      <style:text-properties officeooo:rsid="00348da0"/>
    </style:style>
    <style:style style:name="T142" style:family="text">
      <style:text-properties officeooo:rsid="003aa60a"/>
    </style:style>
    <style:style style:name="T143" style:family="text">
      <style:text-properties officeooo:rsid="0043c25c"/>
    </style:style>
    <style:style style:name="T144" style:family="text">
      <style:text-properties officeooo:rsid="00443595"/>
    </style:style>
    <style:style style:name="T145" style:family="text">
      <style:text-properties officeooo:rsid="0047d350"/>
    </style:style>
    <style:style style:name="T146" style:family="text">
      <style:text-properties fo:font-style="italic" style:text-underline-style="solid" style:text-underline-width="auto" style:text-underline-color="font-color" fo:font-weight="bold" style:font-style-asian="italic" style:font-weight-asian="bold"/>
    </style:style>
    <style:style style:name="T1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style:language-asian="tr" style:country-asian="TR" style:font-style-asian="italic" style:font-weight-asian="bold" style:font-name-complex="Times New Roman"/>
    </style:style>
    <style:style style:name="T152"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53" style:family="text">
      <style:text-properties fo:font-style="italic" fo:font-weight="normal" style:language-asian="tr" style:country-asian="TR" style:font-style-asian="italic" style:font-weight-asian="normal" style:font-name-complex="Times New Roman" style:font-weight-complex="normal"/>
    </style:style>
    <style:style style:name="T154"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5"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6" style:family="text">
      <style:text-properties fo:font-style="italic" style:font-style-asian="italic" style:font-style-complex="italic"/>
    </style:style>
    <style:style style:name="T157" style:family="text">
      <style:text-properties fo:font-style="italic" style:language-asian="tr" style:country-asian="TR" style:font-style-asian="italic" style:font-name-complex="Times New Roman" style:font-style-complex="italic"/>
    </style:style>
    <style:style style:name="T158" style:family="text">
      <style:text-properties fo:font-style="italic" style:language-asian="tr" style:country-asian="TR" style:font-style-asian="italic" style:font-name-complex="Times New Roman" style:font-style-complex="italic" style:font-weight-complex="normal"/>
    </style:style>
    <style:style style:name="T159" style:family="text">
      <style:text-properties fo:font-style="italic" officeooo:rsid="00496a67" style:language-asian="tr" style:country-asian="TR" style:font-style-asian="italic" style:font-name-complex="Times New Roman" style:font-style-complex="italic" style:font-weight-complex="normal"/>
    </style:style>
    <style:style style:name="T160" style:family="text">
      <style:text-properties fo:font-style="italic" officeooo:rsid="002b0bb3" style:language-asian="tr" style:country-asian="TR" style:font-style-asian="italic" style:font-name-complex="Times New Roman" style:font-style-complex="italic" style:font-weight-complex="normal"/>
    </style:style>
    <style:style style:name="T161" style:family="text">
      <style:text-properties fo:font-style="italic" officeooo:rsid="003b129e" style:language-asian="tr" style:country-asian="TR" style:font-style-asian="italic" style:font-style-complex="italic"/>
    </style:style>
    <style:style style:name="T162" style:family="text">
      <style:text-properties fo:font-style="italic" officeooo:rsid="005192be" style:language-asian="tr" style:country-asian="TR" style:font-style-asian="italic" style:font-style-complex="italic"/>
    </style:style>
    <style:style style:name="T163" style:family="text">
      <style:text-properties officeooo:rsid="004c1294"/>
    </style:style>
    <style:style style:name="T164" style:family="text">
      <style:text-properties officeooo:rsid="004d17d8"/>
    </style:style>
    <style:style style:name="T165" style:family="text">
      <style:text-properties officeooo:rsid="005079a5"/>
    </style:style>
    <style:style style:name="T166" style:family="text">
      <style:text-properties style:font-name="UKIJ Diwani"/>
    </style:style>
    <style:style style:name="T167" style:family="text">
      <style:text-properties style:font-name="UKIJ Diwani" fo:font-weight="normal" style:language-asian="tr" style:country-asian="TR" style:font-weight-asian="normal" style:font-name-complex="Times New Roman" style:font-weight-complex="normal"/>
    </style:style>
    <style:style style:name="T168" style:family="text">
      <style:text-properties style:font-name="UKIJ Diwani" fo:font-weight="normal" officeooo:rsid="00792c64" style:language-asian="tr" style:country-asian="TR" style:font-weight-asian="normal" style:font-name-complex="Times New Roman" style:font-weight-complex="normal"/>
    </style:style>
    <style:style style:name="T169" style:family="text">
      <style:text-properties style:font-name="UKIJ Diwani" fo:font-weight="normal" officeooo:rsid="007ab96d" style:language-asian="tr" style:country-asian="TR" style:font-weight-asian="normal" style:font-name-complex="Times New Roman" style:font-weight-complex="normal"/>
    </style:style>
    <style:style style:name="T170" style:family="text">
      <style:text-properties style:font-name="UKIJ Diwani" fo:font-weight="normal" officeooo:rsid="00708598" style:language-asian="tr" style:country-asian="TR" style:font-weight-asian="normal" style:font-name-complex="Times New Roman" style:font-weight-complex="normal"/>
    </style:style>
    <style:style style:name="T171"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72"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73"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74"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75" style:family="text">
      <style:text-properties style:font-name="UKIJ Diwani" fo:font-size="12pt" fo:font-style="italic" fo:font-weight="normal" officeooo:rsid="005915ab" style:font-size-asian="12pt" style:language-asian="tr" style:country-asian="TR" style:font-style-asian="italic" style:font-weight-asian="normal" style:font-name-complex="Times New Roman" style:font-size-complex="12pt" style:font-weight-complex="normal"/>
    </style:style>
    <style:style style:name="T176"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77" style:family="text">
      <style:text-properties style:font-name="UKIJ Diwani" fo:font-size="12pt" style:font-size-asian="12pt" style:language-asian="tr" style:country-asian="TR" style:font-name-complex="Times New Roman" style:font-size-complex="12pt"/>
    </style:style>
    <style:style style:name="T178" style:family="text">
      <style:text-properties style:font-name="UKIJ Diwani" fo:font-size="12pt" officeooo:rsid="0014c035" style:font-size-asian="12pt" style:language-asian="tr" style:country-asian="TR" style:font-name-complex="Times New Roman" style:font-size-complex="12pt"/>
    </style:style>
    <style:style style:name="T179" style:family="text">
      <style:text-properties style:font-name="UKIJ Diwani" fo:font-size="12pt" officeooo:rsid="006fa4e9" style:font-size-asian="12pt" style:language-asian="tr" style:country-asian="TR" style:font-name-complex="Times New Roman" style:font-size-complex="12pt"/>
    </style:style>
    <style:style style:name="T180" style:family="text">
      <style:text-properties style:font-name="UKIJ Diwani" fo:font-size="12pt" officeooo:rsid="0047d350" style:font-size-asian="12pt" style:language-asian="tr" style:country-asian="TR" style:font-name-complex="Times New Roman" style:font-size-complex="12pt"/>
    </style:style>
    <style:style style:name="T181" style:family="text">
      <style:text-properties style:font-name="UKIJ Diwani" fo:font-size="12pt" officeooo:rsid="004a1f33" style:font-size-asian="12pt" style:language-asian="tr" style:country-asian="TR" style:font-name-complex="Times New Roman" style:font-size-complex="12pt"/>
    </style:style>
    <style:style style:name="T182" style:family="text">
      <style:text-properties style:font-name="UKIJ Diwani" fo:font-size="12pt" officeooo:rsid="005e4a91" style:font-size-asian="12pt" style:language-asian="tr" style:country-asian="TR" style:font-name-complex="Times New Roman" style:font-size-complex="12pt"/>
    </style:style>
    <style:style style:name="T183" style:family="text">
      <style:text-properties style:font-name="UKIJ Diwani" fo:font-size="12pt" officeooo:rsid="00708598" style:font-size-asian="12pt" style:language-asian="tr" style:country-asian="TR" style:font-name-complex="Times New Roman" style:font-size-complex="12pt"/>
    </style:style>
    <style:style style:name="T184" style:family="text">
      <style:text-properties style:font-name="UKIJ Diwani" fo:font-size="12pt" officeooo:rsid="006a3ca2" style:font-size-asian="12pt" style:language-asian="tr" style:country-asian="TR" style:font-name-complex="Times New Roman" style:font-size-complex="12pt"/>
    </style:style>
    <style:style style:name="T185" style:family="text">
      <style:text-properties style:font-name="UKIJ Diwani" fo:font-size="12pt" officeooo:rsid="007c8eb0" style:font-size-asian="12pt" style:language-asian="tr" style:country-asian="TR" style:font-name-complex="Times New Roman" style:font-size-complex="12pt"/>
    </style:style>
    <style:style style:name="T186" style:family="text">
      <style:text-properties style:font-name="UKIJ Diwani" fo:font-size="12pt" officeooo:rsid="007e3d08" style:font-size-asian="12pt" style:language-asian="tr" style:country-asian="TR" style:font-name-complex="Times New Roman" style:font-size-complex="12pt"/>
    </style:style>
    <style:style style:name="T187"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188"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189"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190"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191" style:family="text">
      <style:text-properties style:font-name="UKIJ Diwani" fo:font-size="12pt" fo:font-weight="bold" officeooo:rsid="006d1369" style:font-size-asian="12pt" style:language-asian="tr" style:country-asian="TR" style:font-weight-asian="bold" style:font-name-complex="Times New Roman" style:font-size-complex="12pt" style:font-weight-complex="bold"/>
    </style:style>
    <style:style style:name="T192" style:family="text">
      <style:text-properties style:font-name="UKIJ Diwani" fo:font-size="12pt" fo:font-weight="bold" officeooo:rsid="00708598" style:font-size-asian="12pt" style:language-asian="tr" style:country-asian="TR" style:font-weight-asian="bold" style:font-name-complex="Times New Roman" style:font-size-complex="12pt" style:font-weight-complex="bold"/>
    </style:style>
    <style:style style:name="T193" style:family="text">
      <style:text-properties style:font-name="UKIJ Diwani" fo:font-size="12pt" fo:font-weight="bold" officeooo:rsid="007c8eb0" style:font-size-asian="12pt" style:language-asian="tr" style:country-asian="TR" style:font-weight-asian="bold" style:font-name-complex="Times New Roman" style:font-size-complex="12pt" style:font-weight-complex="bold"/>
    </style:style>
    <style:style style:name="T194" style:family="text">
      <style:text-properties style:font-name="UKIJ Diwani" fo:font-size="12pt" fo:font-weight="normal" officeooo:rsid="005e877f" style:font-size-asian="12pt" style:language-asian="tr" style:country-asian="TR" style:font-weight-asian="normal" style:font-name-complex="Times New Roman" style:font-size-complex="12pt" style:font-weight-complex="normal"/>
    </style:style>
    <style:style style:name="T195" style:family="text">
      <style:text-properties style:font-name="UKIJ Diwani" fo:font-size="12pt" fo:font-weight="normal" officeooo:rsid="00792c64" style:font-size-asian="12pt" style:language-asian="tr" style:country-asian="TR" style:font-weight-asian="normal" style:font-name-complex="Times New Roman" style:font-size-complex="12pt" style:font-weight-complex="normal"/>
    </style:style>
    <style:style style:name="T196"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197" style:family="text">
      <style:text-properties style:font-name="UKIJ Diwani" fo:font-size="12pt" fo:font-weight="normal" officeooo:rsid="00708598" style:font-size-asian="12pt" style:language-asian="tr" style:country-asian="TR" style:font-weight-asian="normal" style:font-name-complex="Times New Roman" style:font-size-complex="12pt" style:font-weight-complex="normal"/>
    </style:style>
    <style:style style:name="T198" style:family="text">
      <style:text-properties style:font-name="UKIJ Diwani" fo:font-style="normal" fo:font-weight="normal" officeooo:rsid="00708598" style:language-asian="tr" style:country-asian="TR" style:font-style-asian="normal" style:font-weight-asian="normal" style:font-name-complex="Times New Roman" style:font-style-complex="normal" style:font-weight-complex="normal"/>
    </style:style>
    <style:style style:name="T199" style:family="text">
      <style:text-properties style:font-name="UKIJ Diwani" fo:font-weight="bold" officeooo:rsid="005192be" style:font-weight-asian="bold" style:font-weight-complex="bold"/>
    </style:style>
    <style:style style:name="T200" style:family="text">
      <style:text-properties style:font-name="UKIJ Diwani" fo:font-weight="bold" officeooo:rsid="006d1369" style:font-weight-asian="bold" style:font-weight-complex="bold"/>
    </style:style>
    <style:style style:name="T201" style:family="text">
      <style:text-properties style:font-name="UKIJ Diwani" officeooo:rsid="00708598"/>
    </style:style>
    <style:style style:name="T202" style:family="text">
      <style:text-properties style:font-name="UKIJ Diwani" officeooo:rsid="006a3ca2"/>
    </style:style>
    <style:style style:name="T203" style:family="text">
      <style:text-properties officeooo:rsid="005e877f"/>
    </style:style>
    <style:style style:name="T204" style:family="text">
      <style:text-properties officeooo:rsid="006bae34"/>
    </style:style>
    <style:style style:name="T205" style:family="text">
      <style:text-properties style:font-name="UKIJ Ekran" fo:font-style="normal" style:language-asian="tr" style:country-asian="TR" style:font-style-asian="normal" style:font-name-complex="Times New Roman" style:font-style-complex="normal"/>
    </style:style>
    <style:style style:name="T206" style:family="text">
      <style:text-properties style:font-name="UKIJ Ekran" fo:font-style="normal" officeooo:rsid="006bae34" style:language-asian="tr" style:country-asian="TR" style:font-style-asian="normal" style:font-name-complex="Times New Roman" style:font-style-complex="normal"/>
    </style:style>
    <style:style style:name="T207" style:family="text">
      <style:text-properties style:font-name="UKIJ Ekran" officeooo:rsid="00677889"/>
    </style:style>
    <style:style style:name="T208" style:family="text">
      <style:text-properties style:font-name="UKIJ Ekran" officeooo:rsid="00708598"/>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06bae34"/>
    </style:style>
    <style:style style:name="T211" style:family="text">
      <style:text-properties style:font-name="Nimbus Sans L" fo:font-style="normal" fo:font-weight="normal" officeooo:rsid="007ab96d" style:language-asian="tr" style:country-asian="TR" style:font-style-asian="normal" style:font-weight-asian="normal" style:font-name-complex="Times New Roman" style:font-style-complex="normal" style:font-weight-complex="normal"/>
    </style:style>
    <style:style style:name="T212" style:family="text">
      <style:text-properties style:font-name="Nimbus Sans L" fo:font-weight="bold" officeooo:rsid="00248930" style:language-asian="tr" style:country-asian="TR" style:font-weight-asian="bold" style:font-name-complex="Times New Roman" style:font-weight-complex="bold"/>
    </style:style>
    <style:style style:name="T213" style:family="text">
      <style:text-properties officeooo:rsid="0078c540"/>
    </style:style>
    <style:style style:name="T214" style:family="text">
      <style:text-properties officeooo:rsid="00792c64"/>
    </style:style>
    <style:style style:name="T215" style:family="text">
      <style:text-properties officeooo:rsid="007ab96d"/>
    </style:style>
    <style:style style:name="T216" style:family="text">
      <style:text-properties officeooo:rsid="00708598"/>
    </style:style>
    <style:style style:name="T217" style:family="text">
      <style:text-properties officeooo:rsid="007c8eb0"/>
    </style:style>
    <style:style style:name="T218" style:family="text">
      <style:text-properties officeooo:rsid="005e4a91"/>
    </style:style>
    <style:style style:name="T219" style:family="text">
      <style:text-properties officeooo:rsid="0064bc78"/>
    </style:style>
    <style:style style:name="T220" style:family="text">
      <style:text-properties officeooo:rsid="006e980c"/>
    </style:style>
    <style:style style:name="T221" style:family="text">
      <style:text-properties officeooo:rsid="00677889"/>
    </style:style>
    <style:style style:name="T222" style:family="text">
      <style:text-properties officeooo:rsid="007e3d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67">Tanım</text:span><text:span text:style-name="T69">lar</text:span><text:span text:style-name="T67">: </text:span><text:span text:style-name="T68">İ</text:span><text:span text:style-name="T69">şbu sözleşmede adı geçen; </text:span><text:span text:style-name="T53">Kiraya veren</text:span><text:span text:style-name="T68">; </text:span><text:span text:style-name="T71">mecurun</text:span><text:span text:style-name="T68"> sahibi</text:span><text:span text:style-name="T69">ni</text:span><text:span text:style-name="T68"> ve/veya vekili</text:span><text:span text:style-name="T69">ni</text:span><text:span text:style-name="T68">, </text:span><text:span text:style-name="T53">Kiracı;</text:span><text:span text:style-name="T78"> </text:span><text:span text:style-name="T81">mecuru</text:span><text:span text:style-name="T78"> kiralama hak</text:span><text:span text:style-name="T80">k</text:span><text:span text:style-name="T78">ını belirli bir ücret karşılığında </text:span><text:span text:style-name="T81">belirli bir süre</text:span><text:span text:style-name="T78"> kabul <text:s/>eden gerçek veya tüzel kişi</text:span><text:span text:style-name="T79">yi, </text:span><text:span text:style-name="T53">Sözleşme</text:span><text:span text:style-name="T68"> </text:span><text:span text:style-name="T69">t</text:span><text:span text:style-name="T68">araflarca, şartları belirlenen, şartlar üzerinde anlaşmaya varılan ve imza altına alınan </text:span><text:span text:style-name="T69">işbu </text:span><text:span text:style-name="T68">kira sözleşmesi</text:span><text:span text:style-name="T69">ni ifade eder. </text:span><text:span text:style-name="T3">İşbu k</text:span>ira sözleşmesi, kiraya verenin , <text:span text:style-name="T19">bu sözleşmede özellikleri belirtilen mecurun</text:span> kullanı<text:span text:style-name="T144">mını</text:span> <text:span text:style-name="T143">belli bir süre için</text:span> kiracıya bırakmayı, kiracının da buna karşılık, <text:span text:style-name="T143">bu süre için </text:span>kararlaştırılan kira bedelini ödemeyi üstlendiği<text:span text:style-name="T19"> </text:span>sözleşmedir.</text:p>
      <text:p text:style-name="P25"><text:span text:style-name="T95">M</text:span><text:span text:style-name="T93">ADDE </text:span><text:span text:style-name="T94">2<text:tab/></text:span><text:span text:style-name="T96">Kira süresi:</text:span><text:span text:style-name="T97"> </text:span><text:span text:style-name="T98">İşbu s</text:span><text:span text:style-name="T99">özleşme, belirli süre</text:span><text:span text:style-name="T101">lidir</text:span><text:span text:style-name="T100"> ve <text:s/>k</text:span><text:span text:style-name="T99">ararlaştırılan sürenin geçmesiyle herhangi bir bildirim olmaksızın, </text:span><text:span text:style-name="T102">bu sözleşmeden doğan haklar saklı kalmak şartıyla,</text:span><text:span text:style-name="T99"> sona ere</text:span><text:span text:style-name="T100">r. </text:span></text:p>
      <text:p text:style-name="P5"><text:span text:style-name="T30">M</text:span><text:span text:style-name="T24">ADDE 3 <text:tab/></text:span><text:span text:style-name="T60">Vergi ve benzeri yükümlülüklere katlanma borcu : </text:span>Kiralanana <text:span text:style-name="T163">ait, kültür, arsa, bina vergileri kiraya veren,</text:span> <text:span text:style-name="T165">kira stopaj </text:span>vergi<text:span text:style-name="T52">si, çevre temizlik vergisi </text:span>ve benzeri yükümlülükler <text:span text:style-name="T19">kiracı tarafından ödenecektir. </text:span><text:span text:style-name="T106">Kiracı elektrik, su, </text:span><text:span text:style-name="T108">aidat</text:span><text:span text:style-name="T106"> vb. abone gerektiren işlemlerde, kira başlangıcında abonelikleri üzerine alacaktır ve kira müddeti boyunca bu </text:span><text:span text:style-name="T109">aboneliklere ait</text:span><text:span text:style-name="T106"> giderler kiracıya aittir.</text:span></text:p>
      <text:p text:style-name="P4"><text:span text:style-name="T24">MADDE </text:span><text:span text:style-name="T25">4 <text:tab/></text:span><text:span text:style-name="T61">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61">Kiralananın teslim anında </text:span><text:span text:style-name="T64">ve </text:span><text:span text:style-name="T61">sonra</text:span><text:span text:style-name="T64">sı</text:span><text:span text:style-name="T61"> ayıplı hâle gelmesinden sorumluluk</text:span><text:span text:style-name="T24"> <text:tab/></text:span></text:p>
      <text:list xml:id="list3218692667" text:style-name="WWNum3">
        <text:list-header>
          <text:p text:style-name="P70"><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61">Kira bedelinin indirilmesi</text:span><text:span text:style-name="T24"> : </text:span>Kiracı, <text:span text:style-name="T20">kira süresi boyunca ve sonrasında, sözleşmede belirlenen kira bedelinde, mucbir sebepler dahil, herhangi bir sebeple </text:span>indirim yapılmasını isteye<text:span text:style-name="T20">mez</text:span>.</text:p>
      <text:p text:style-name="P4"><text:span text:style-name="T24">MADDE </text:span><text:span text:style-name="T31">7</text:span><text:span text:style-name="T25"><text:tab/></text:span><text:span text:style-name="T61">Kira bedelini ödeme borcu,</text:span><text:span text:style-name="T24"> </text:span><text:span text:style-name="T28">ifa zamanı, kiracının temerrüdü</text:span><text:span text:style-name="T24"><text:tab/><text:tab/></text:span></text:p>
      <text:list xml:id="list151827972872039" text:continue-numbering="true" text:style-name="WWNum3">
        <text:list-header>
          <text:p text:style-name="P71"><text:span text:style-name="T105">Kira bedeli nettir. <text:s/></text:span><text:span text:style-name="T104">Sözleşme</text:span><text:span text:style-name="T105">de</text:span><text:span text:style-name="T104"> </text:span><text:span text:style-name="T105">belirtilen kira bedeli</text:span><text:span text:style-name="T104">, vergiler düşüldükten sonra </text:span><text:span text:style-name="T105">kiralayana </text:span><text:span text:style-name="T104">ödene</text:span><text:span text:style-name="T105">cek</text:span><text:span text:style-name="T104"> </text:span><text:span text:style-name="T109">net </text:span><text:span text:style-name="T104">miktardır. </text:span><text:span text:style-name="T105">Kira stopaj vergisi kiracı tarafından, </text:span><text:span text:style-name="T109">kiraya veren adına </text:span><text:span text:style-name="T105">ödenecektir. Her türlü resim vergi ve harçlar, ÇTV, stopaj vergisi ve kira süresi içerisinde ortaya çıkabilecek her türlü resmi ödemeler, vergi ve harçlar kiracı tarafından ödenecektir.</text:span><text:span text:style-name="T104"> Kiracı, kira bedelini </text:span><text:span text:style-name="T118">( kira bedeli aylık ödemeli yapılacaksa )</text:span><text:span text:style-name="T104"> ve yan giderleri, her ayın </text:span><text:span text:style-name="T123">3. günü</text:span><text:span text:style-name="T118"> peşin </text:span><text:span text:style-name="T104">ödemekle yükümlüdür. </text:span><text:span text:style-name="T119">Ki</text:span><text:span text:style-name="T118">ra ödemeleri kiraya verene ait banka hesabına yatırılacaktır. </text:span>Kiracı, kira bedelini ödemekle yükümlüdür. <text:span text:style-name="T104">İşbu sö</text:span><text:span text:style-name="T117">z</text:span><text:span text:style-name="T104">leşme</text:span><text:span text:style-name="T112">de belirlenen</text:span><text:span text:style-name="T104"> kira bedeli</text:span><text:span text:style-name="T112">nin ödeme vadesi </text:span><text:span text:style-name="T116">sözleşme düzenleme </text:span><text:span text:style-name="T112">tarihidir.</text:span><text:span text:style-name="T104"> Ödeme çek veya senet ile taahhüt edilmiş ise ödemenin zamanında <text:s/>ödenmemesi durumunda, </text:span><text:span text:style-name="T116">çek veya senedin ödeme vadesi, sözleşme düzenleme tarihi olarak kabul edilecektir </text:span><text:span text:style-name="T120">ve</text:span><text:span text:style-name="T116"> </text:span><text:span text:style-name="T104"><text:s/></text:span><text:span text:style-name="T120">k</text:span><text:span text:style-name="T116">iracı </text:span><text:span text:style-name="T120">geçmiş ve </text:span><text:span text:style-name="T116">o</text:span><text:span text:style-name="T104">turduğu süreye ait kira borcunu, </text:span><text:span text:style-name="T112">geçen her gün için, yıllık kira bedelinin yüzde </text:span><text:span text:style-name="T116">biri</text:span><text:span text:style-name="T112"> oranında </text:span><text:span text:style-name="T116">(%1)</text:span><text:span text:style-name="T112"> </text:span><text:span text:style-name="T115">günlük </text:span><text:span text:style-name="T112">ceza bedeli </text:span><text:span text:style-name="T116">ile birlikte</text:span><text:span text:style-name="T112"> ödemeyi</text:span><text:span text:style-name="T104"> peşinen kabul ve taahhüt eder.</text:span></text:p>
        </text:list-header>
      </text:list>
      <text:p text:style-name="P4"><text:span text:style-name="T24">MADDE </text:span><text:span text:style-name="T32">8</text:span><text:span text:style-name="T26"><text:tab/></text:span><text:span text:style-name="T62">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6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9">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62">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4">mecurda bir değişiklik yapmak isterse bu ek bir sözleşme ile belirlenmelidir.</text:span> Kiracı, kiraya verenin rızasıyla yaptığı yenilik ve değişiklikler sebebiyle kiralananda ortaya çıka<text:span text:style-name="T164">bilecek</text:span> değer artışının karşılığını isteyemez. <text:span text:style-name="T104">İzin verilen, boya, badana tamirat </text:span></text:p>
      <text:p text:style-name="P26">KİRAYA VEREN<text:tab/>KİRACI<text:tab/>ŞAHİT-KEFİL</text:p>
      <text:p text:style-name="P24"><text:span text:style-name="T194"><text:tab/><text:tab/><text:tab/><text:tab/><text:tab/><text:tab/> </text:span></text:p>
      <text:p text:style-name="P8"><text:soft-page-break/><text:span text:style-name="T104">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0">Aksi bir sözleşme ile kararlaştırlmamışsa, </text:span><text:span text:style-name="T107">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62">Alt kira ve kullanım hakkının devri, </text:span><text:span text:style-name="T54">Kira ilişkisinin devri</text:span><text:span text:style-name="T24"> : </text:span>Kiracı, kiraya verenin yazılı rızası olmadıkça, kiralananı başkasına kiralayamayacağı gibi, kullanım hakkını da, kira ilişkisini <text:span text:style-name="T144">de</text:span> başkasına devredemez. </text:p>
      <text:p text:style-name="P4"><text:span text:style-name="T24">MADDE </text:span><text:span text:style-name="T26">1</text:span><text:span text:style-name="T33">2</text:span><text:span text:style-name="T26"><text:tab/></text:span><text:span text:style-name="T62">Kiralananın kullanılmaması</text:span><text:span text:style-name="T24">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62">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bitim süresine kadar olan dönem boyunca devam eder. Bu gibi durumlarda kiracı, kiralananı başkasına devredemez. Kiraya veren, k</text:span>iralananın <text:span text:style-name="T140">güncel</text:span> koşullarla kiraya verilebileceği <text:span text:style-name="T21">yeni bir kiracı bulması </text:span>hâlinde, kiracının kira sözleşmesinden doğan borçları sona erer. <text:s/><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60">Sözleşmenin sona ermesi</text:span><text:span text:style-name="T2"> : </text:span><text:span text:style-name="T4">İşbu sözleşme, belirli süreli bir sözleşmedir. K</text:span>ira sözleşmesi bu sürenin sonunda kendiliğinden sona erer. <text:span text:style-name="T164">Kiracı kiralananı sözleşme bitim tarihinde boşaltmakla yükümlüdür.</text:span><text:span text:style-name="T77"> </text:span><text:span text:style-name="T89">K</text:span><text:span text:style-name="T86">iracı, </text:span><text:span text:style-name="T89">mecuru boşaltmadığı takdirde, </text:span><text:span text:style-name="T86"><text:s/></text:span><text:span text:style-name="T85">geçmiş ve </text:span><text:span text:style-name="T86">o</text:span><text:span text:style-name="T82">turduğu süreye ait kira borcunu, </text:span><text:span text:style-name="T87">geçen her gün için, yıllık kira bedelinin yüzde </text:span><text:span text:style-name="T86">biri</text:span><text:span text:style-name="T87"> oranında </text:span><text:span text:style-name="T86">(%1)</text:span><text:span text:style-name="T87"> </text:span><text:span text:style-name="T88">günlük </text:span><text:span text:style-name="T87">ceza bedeli </text:span><text:span text:style-name="T86">ile birlikte</text:span><text:span text:style-name="T87"> ödemeyi</text:span><text:span text:style-name="T82"> peşinen kabul ve taahhüt eder.</text:span></text:p>
      <text:p text:style-name="P4"><text:span text:style-name="T24">MADDE </text:span><text:span text:style-name="T29">1</text:span><text:span text:style-name="T33">5</text:span><text:span text:style-name="T24"><text:tab/></text:span><text:span text:style-name="T60">Kiracının iflası </text:span><text:span text:style-name="T65">ve ölümü : </text:span>Kiracı, kiralananın tesliminden sonra iflas eder <text:span text:style-name="T164">veya</text:span> <text:s/>öl<text:span text:style-name="T164">ürse, ö</text:span>len kiracının <text:span text:style-name="T51">mirasçıları ve </text:span>ortakları veya bu ortakların aynı meslek ve sanatı yürüten mirasçıları <text:span text:style-name="T22"><text:s/>kiranın devam etmesine yönelik istekleri, bu sözleşmeye bağlı olarak geçersizdir. </text:span><text:span text:style-name="T70">Kiracının ölümü ile bu sözleşmedeki </text:span><text:span text:style-name="T67">“Kiralananın sözleşmenin bitiminden önce geri verilmesi” </text:span><text:span text:style-name="T70">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63">Kiralananın geri verilmesi</text:span><text:span text:style-name="T24"> <text:tab/>:</text:span><text:span text:style-name="T2"> “</text:span><text:span text:style-name="T72">Kiralananda yenilik ve değişiklik yapılması“ </text:span><text:span text:style-name="T73">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40">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63">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63">Kiracının güvence vermesi</text:span><text:span text:style-name="T24"> <text:tab/>: </text:span><text:span text:style-name="T5">K</text:span>iracı<text:span text:style-name="T50">nın</text:span> güvence verme borcu <text:span text:style-name="T50">vardır ve yıllık kira </text:span></text:p>
      <text:p text:style-name="P16">bedelinin %25 ‘i olarak yapılacaktır. </text:p>
      <text:p text:style-name="P29">KİRAYA VEREN<text:tab/>KİRACI<text:tab/>ŞAHİT-KEFİL</text:p>
      <text:p text:style-name="P23"><text:tab/><text:tab/><text:tab/><text:tab/><text:tab/><text:tab/> </text:p>
      <text:p text:style-name="P8"><text:soft-page-break/><text:span text:style-name="T24">MADDE </text:span><text:span text:style-name="T29">2</text:span><text:span text:style-name="T33">0</text:span><text:span text:style-name="T27"> <text:tab/></text:span><text:span text:style-name="T63">Kira </text:span><text:span text:style-name="T66">Yıllık Artış Oranı</text:span><text:span text:style-name="T24"> </text:span><text:span text:style-name="T27">ve </text:span><text:span text:style-name="T63">Belirlenmesi<text:tab/>: </text:span><text:span text:style-name="T50">Bir yıldan uzun süreyle yapılan sözleşmelerde </text:span>uygulanacak <text:span text:style-name="T145">yıllık kira artış oranı</text:span>, <text:span text:style-name="T140">yıllık tüketici </text:span>fiyat endeksin<text:span text:style-name="T140">in (TÜFE)</text:span> oniki aylık ortalama<text:span text:style-name="T142">sı </text:span>oranını<text:span text:style-name="T50">n %10 ‘un altında olması durumunda; %10, değişim oranının %10 ‘un üstünde olması durumunda ise, değişim oranının altında olmamak</text:span> koşuluyla <text:span text:style-name="T103">yapılacaktır.</text:span>. </text:p>
      <text:p text:style-name="P12"><text:span text:style-name="T39">MADDE </text:span><text:span text:style-name="T40">2</text:span><text:span text:style-name="T41">1</text:span><text:span text:style-name="T40"> <text:tab/></text:span><text:span text:style-name="T42">Sözleşmenin feshi : </text:span><text:span text:style-name="T104">İşbu sözleşmenin herhangi bir maddesinin ihlali ile </text:span><text:span text:style-name="T124">veya süre bitiminde</text:span><text:span text:style-name="T104">, </text:span><text:span text:style-name="T119">kiraya verenin hakları saklı kalmak şartıyla</text:span><text:span text:style-name="T104"> sözleşme fesh edilir ve kiracı mecuru hiçbir ihtara gerek kalmadan boşaltma</text:span><text:span text:style-name="T125">yı kabul ve taahhüt etmiştir.</text:span><text:span text:style-name="T104">. </text:span></text:p>
      <text:list xml:id="list151826357625412" text:continue-numbering="true" text:style-name="WWNum3">
        <text:list-header>
          <text:p text:style-name="P72"><text:span text:style-name="T39">MADDE </text:span><text:span text:style-name="T40">2</text:span><text:span text:style-name="T41">2</text:span><text:span text:style-name="T42"><text:tab/>Kefil ve şahit : </text:span><text:span text:style-name="T104">Kefil </text:span><text:span text:style-name="T125">ve şahit</text:span><text:span text:style-name="T104">, bu sözşleşmeye attığı imza ile, sözleşme şartlarına uyulmaması </text:span><text:span text:style-name="T116">ve/veya bu sözleşmeyle bağlantılı tahliye taahhütnamesi vb. belgeler</text:span><text:span text:style-name="T104"> ile ortaya çıkabilecek her türlü maddi ve manevi zararların karşılanması hususunda, müteselsilen sorumlu olduğunu kabul ve beyan etmiştir. Kefil </text:span><text:span text:style-name="T126">ve Şahit</text:span><text:span text:style-name="T104">, sözleşmeyi imzalayan kişinin, şözleşmede adı geçen kişi olduğuna şahitlik ettiğini kabul ve beyan eder. </text:span></text:p>
          <text:p text:style-name="P73"><text:span text:style-name="T41">MADDE 23<text:tab/>Yetkili mercii ve tebligat :</text:span><text:span text:style-name="T14"> İşbu </text:span><text:span text:style-name="T125"><text:s/>sözleşmede belirtilen adresler tarafların tebligat adresleri olarak da belirlenmiş olup her türlü tebligatın bu adreslere yapılabileceği taraflarca kabul edilmişti</text:span><text:span text:style-name="T127">r.</text:span><text:span text:style-name="T125"> Taraflar, anlaşmazlık vuku</text:span><text:span text:style-name="T127">unda</text:span><text:span text:style-name="T125">, T.C. Tokat Mahkeme ve İcra Dairelerinin selahiyetini </text:span><text:span text:style-name="T124">şimdiden </text:span><text:span text:style-name="T125">kabul ve beyan etmiştir. </text:span></text:p>
          <text:p text:style-name="P74"/>
          <text:p text:style-name="P73"><text:span text:style-name="T104">İşbu akit, </text:span><text:span text:style-name="T127">3</text:span><text:span text:style-name="T128"> sayfa,</text:span><text:span text:style-name="T129"> 2</text:span><text:span text:style-name="T125">3</text:span><text:span text:style-name="T129"> madde </text:span><text:span text:style-name="T125">ve kiraya veren, kiracı, kiralanan ve kira hakkında detaylardan</text:span><text:span text:style-name="T129"> </text:span><text:span text:style-name="T128">oluşur ve </text:span><text:span text:style-name="T127">1</text:span><text:span text:style-name="T104"> nüsha halinde tanzim edilmiş olup, taraflarca </text:span><text:span text:style-name="T125">okunarak, </text:span><text:span text:style-name="T104">kabul edilmiş ve imzalanmıştır.</text:span></text:p>
        </text:list-header>
      </text:list>
      <text:p text:style-name="P59"/>
      <text:p text:style-name="P65">Sözleşmenin<text:tab/></text:p>
      <text:p text:style-name="P75"><text:span text:style-name="T161">Düzenleme Tarihi</text:span><text:span text:style-name="T162"><text:tab/></text:span><text:span text:style-name="T139">: </text:span><text:span text:style-name="T46">3</text:span><text:span text:style-name="T47">0</text:span><text:span text:style-name="T45"> </text:span><text:span text:style-name="T47">Ağustos</text:span><text:span text:style-name="T45"> 20</text:span><text:span text:style-name="T48">20</text:span><text:span text:style-name="T45"> <text:s/></text:span><text:span text:style-name="T74"><text:s/><text:tab/><text:tab/></text:span><text:span text:style-name="T75">Düzenleme No: </text:span><text:span text:style-name="T55">20</text:span><text:span text:style-name="T56">2</text:span><text:span text:style-name="T57">0</text:span><text:span text:style-name="T59">08</text:span><text:span text:style-name="T58">30</text:span><text:span text:style-name="T57">-00</text:span><text:span text:style-name="T59">5</text:span></text:p>
      <text:p text:style-name="P66">Kiraya Veren<text:tab/></text:p>
      <text:p text:style-name="P64"><text:span text:style-name="T157">Adı Soyadı</text:span><text:span text:style-name="T104"><text:tab/>: </text:span></text:p>
      <text:p text:style-name="P64"><text:span text:style-name="T155">TC Kimlik No</text:span><text:span text:style-name="T10"><text:tab/>:</text:span><text:span text:style-name="T39"><text:tab/></text:span></text:p>
      <text:p text:style-name="P66">Kiracı<text:tab/></text:p>
      <text:p text:style-name="P76"><text:span text:style-name="T156">Adı Soyadı</text:span><text:tab/>: <text:s/><text:span text:style-name="T9">Fatih Arslantaş</text:span></text:p>
      <text:p text:style-name="P77"><text:span text:style-name="T171">TC Kimlik No</text:span><text:span text:style-name="T177"><text:tab/>: </text:span><text:span text:style-name="T197">229 2205 1946</text:span></text:p>
      <text:p text:style-name="P77"><text:span text:style-name="T173">Tebligat </text:span><text:span text:style-name="T171">Adres</text:span><text:span text:style-name="T177"><text:tab/>: </text:span><text:span text:style-name="T183">Topçam Mah. Vali Recep Yazıcıoğlu Cad. Yazıcıoğlu St. 80/b-6</text:span><text:span text:style-name="T184"> TOKAT</text:span></text:p>
      <text:p text:style-name="P76"><text:span text:style-name="T156">Telefon No</text:span><text:tab/>: <text:span text:style-name="T207">0 </text:span><text:span text:style-name="T208">532</text:span><text:span text:style-name="T207"> </text:span><text:span text:style-name="T208">659 21 05</text:span> </text:p>
      <text:p text:style-name="P62"><text:span text:style-name="T147">Kiralana</text:span><text:span text:style-name="T148">nın</text:span><text:span text:style-name="T150"><text:tab/></text:span></text:p>
      <text:p text:style-name="P76"><text:span text:style-name="T156">Cinsi<text:tab/></text:span><text:tab/><text:tab/>: <text:span text:style-name="T36">Çatılı İşyeri</text:span><text:span text:style-name="T24"><text:tab/></text:span></text:p>
      <text:p text:style-name="P77"><text:span text:style-name="T172">Kullanım Amacı</text:span><text:span text:style-name="T177"><text:tab/>:</text:span><text:span text:style-name="T178"> </text:span><text:span text:style-name="T190">Oto </text:span><text:span text:style-name="T191">Motor </text:span><text:span text:style-name="T192">Tamirhanesi</text:span></text:p>
      <text:p text:style-name="P76"><text:span text:style-name="T156">Adresi<text:tab/></text:span><text:tab/><text:tab/>: <text:span text:style-name="T36">Yeniyurt Mah. İsmail Altıngövde Cad. No:21-</text:span><text:span text:style-name="T37">B</text:span><text:span text:style-name="T36"> Tokat</text:span><text:span text:style-name="T215"><text:tab/></text:span></text:p>
      <text:p text:style-name="P68"><text:span text:style-name="T174">Tapu </text:span><text:span text:style-name="T175">B</text:span><text:span text:style-name="T174">ilgileri</text:span><text:span text:style-name="T176"><text:tab/> <text:s/><text:tab/></text:span><text:span text:style-name="T177">: </text:span><text:span text:style-name="T180">A</text:span><text:span text:style-name="T177">da<text:tab/>:</text:span><text:span text:style-name="T181"> </text:span><text:span text:style-name="T185">1245</text:span><text:span text:style-name="T182"><text:tab/>Parsel<text:tab/>: </text:span><text:span text:style-name="T187">2</text:span></text:p>
      <text:p text:style-name="P64"><text:span text:style-name="T153">Abone Bilgileri</text:span><text:span text:style-name="T151"><text:tab/></text:span><text:span text:style-name="T104">: Elektrik : </text:span><text:span text:style-name="T212"><text:tab/></text:span><text:span text:style-name="T104"><text:tab/>Su : </text:span></text:p>
      <text:p text:style-name="P62"><text:span text:style-name="T146">Kiranın </text:span><text:tab/></text:p>
      <text:p text:style-name="P67"><text:span text:style-name="T171">Başlangıç tarihi</text:span><text:span text:style-name="T177"><text:tab/>: </text:span><text:span text:style-name="T188">3</text:span><text:span text:style-name="T187">0</text:span><text:span text:style-name="T189"> </text:span><text:span text:style-name="T193">Ağustos</text:span><text:span text:style-name="T189"> 20</text:span><text:span text:style-name="T193">20</text:span><text:span text:style-name="T179"><text:tab/></text:span><text:span text:style-name="T177"><text:tab/></text:span></text:p>
      <text:p text:style-name="P61"><text:span text:style-name="T156">Bitiş tarihi</text:span><text:tab/><text:tab/>: <text:span text:style-name="T35">29</text:span><text:span text:style-name="T34"> </text:span><text:span text:style-name="T38">Ağustos </text:span><text:span text:style-name="T34">202</text:span><text:span text:style-name="T38">1</text:span><text:span text:style-name="T24"><text:tab/></text:span></text:p>
      <text:p text:style-name="P78"><text:span text:style-name="T171">Süresi <text:tab/></text:span><text:span text:style-name="T177"><text:tab/><text:tab/>: </text:span><text:span text:style-name="T186">1 Yıl </text:span></text:p>
      <text:p text:style-name="P63"><text:span text:style-name="T154">Bedeli<text:tab/></text:span><text:span text:style-name="T104"><text:tab/><text:tab/>: </text:span><text:span text:style-name="T131">3</text:span><text:span text:style-name="T134">6000</text:span><text:span text:style-name="T132"> </text:span><text:span text:style-name="T131">TL (</text:span><text:span text:style-name="T134">Otuz Altı Bin</text:span><text:span text:style-name="T131">) <text:s/>+ STOPAJ VERGİSİ</text:span></text:p>
      <text:p text:style-name="P14"><text:span text:style-name="T149">Ödeme</text:span><text:span text:style-name="T152"> </text:span><text:span text:style-name="T82"><text:s/><text:tab/></text:span></text:p>
      <text:p text:style-name="P14"><text:span text:style-name="T159">Ş</text:span><text:span text:style-name="T158">ekli</text:span><text:span text:style-name="T82"><text:tab/><text:tab/>: </text:span><text:span text:style-name="T92">21000 TL Peşin, 5 ay x 3000 TL her ay</text:span><text:span text:style-name="T91">ın 1. günü</text:span><text:span text:style-name="T90"> banka hesabına yatırılacaktır.</text:span><text:span text:style-name="T84"> </text:span></text:p>
      <text:p text:style-name="P13"><text:span text:style-name="T159">B</text:span><text:span text:style-name="T160">anka hesa</text:span><text:span text:style-name="T159">p no</text:span><text:span text:style-name="T83"><text:tab/>: </text:span></text:p>
      <text:p text:style-name="P20"/>
      <text:p text:style-name="P69"><text:s/>Kiralanan yer, <text:span text:style-name="T218">1200 m2 arsa içerisinde, önden bakıldığında sol taraftaki binanın </text:span>300 m2 kapalı alan<text:span text:style-name="T219">ı</text:span> içinde <text:span text:style-name="T219">kalan</text:span>, binanın s<text:span text:style-name="T220">ağ</text:span> tarafında ayrı girişi olan <text:span text:style-name="T219">1</text:span><text:span text:style-name="T220">8</text:span><text:span text:style-name="T219">,00 mt * </text:span><text:span text:style-name="T220">6 </text:span><text:span text:style-name="T219">mt = </text:span><text:span text:style-name="T220">108</text:span><text:span text:style-name="T219"> m2 kapalı alan </text:span>işyeridir. <text:span text:style-name="T219">İşyerine ait hela ve lavabo vardır. </text:span><text:s/></text:p>
      <text:p text:style-name="P27"/>
      <text:p text:style-name="P60">İşbu akitteki bilgilerin doğruluğunu ve sözleşmenin tüm şartlarına uyacağımı peşinen kabul ettiğimi, <text:span text:style-name="T141">akiti okuyarak, hür irademle imzaladığımı,</text:span> beyan ve taahhüt ederim.</text:p>
      <text:p text:style-name="P15"/>
      <text:p text:style-name="P28">KİRAYA VEREN<text:tab/><text:span text:style-name="T203">K</text:span>İRACI<text:tab/>ŞAHİT-KEFİL</text:p>
      <text:p text:style-name="P23"><text:soft-page-break/><text:tab/><text:tab/><text:tab/><text:tab/><text:tab/><text:tab/></text:p>
      <text:p text:style-name="P21"/>
      <text:p text:style-name="P21"/>
      <text:p text:style-name="P21"/>
      <text:p text:style-name="P17">TAHLİYE TAAHHÜTNAMESİ</text:p>
      <text:p text:style-name="P17"/>
      <text:p text:style-name="P39"><text:span text:style-name="T104"><text:tab/>Halen tahtı icarımda bulunan, kiraya vereni ve özellikleri aşağıda belirtilen taşınmazı; </text:span><text:span text:style-name="T115">tahliye etmeyi taahhüt ettiğim tarih</text:span><text:span text:style-name="T121">te</text:span><text:span text:style-name="T115">, </text:span><text:span text:style-name="T121">aşağıda </text:span><text:span text:style-name="T115">tarih </text:span><text:span text:style-name="T121">ve</text:span><text:span text:style-name="T115"> sayı</text:span><text:span text:style-name="T122">sı </text:span><text:span text:style-name="T121">belirtilen </text:span><text:span text:style-name="T115">kira sözleşme</text:span><text:span text:style-name="T122">sinin</text:span><text:span text:style-name="T115"> şartlarına bağlı kalarak, </text:span><text:span text:style-name="T113"><text:s/></text:span><text:span text:style-name="T104">hiçbir kanuni merasime, ihtar ve protesto keşidesine, cevap itasına, tebliğ ve tebellüğe, </text:span><text:span text:style-name="T135">herhangi bir ihtar ve hiçbir hüküm istihsaline ve mahkemeden ilam almaya hacet kalmaksızın</text:span><text:span text:style-name="T104"> kayıtsız ve şartsız olarak boşaltmayı </text:span><text:span text:style-name="T135">kesin olarak, </text:span><text:span text:style-name="T137">hür irademle</text:span><text:span text:style-name="T135"> beyan, kabul ve taahhüt ed</text:span><text:span text:style-name="T136">iyorum</text:span><text:span text:style-name="T135">.</text:span></text:p>
      <text:p text:style-name="P36"/>
      <text:p text:style-name="P40"><text:span text:style-name="T104"><text:tab/>Gününde tahliye edemediğim </text:span><text:span text:style-name="T111">veya </text:span><text:span text:style-name="T104">etmediğim takdirde, </text:span><text:span text:style-name="T112">geçen her gün için, yıllık kira bedelinin yüzde </text:span><text:span text:style-name="T116">biri</text:span><text:span text:style-name="T112"> oranında </text:span><text:span text:style-name="T116">(%1)</text:span><text:span text:style-name="T112"> </text:span><text:span text:style-name="T115">günlük </text:span><text:span text:style-name="T112">ceza bedeli ödemeyi, </text:span><text:span text:style-name="T104">kiraya veren veya yetkili kanuni vekili tarafından aleyhime yapılacak, her türlü icra takibatı, mahkeme masrafları, avukatlık ücretleri ve benzeri tüm ücretlerinde tamamen şahsım tarafından karşılanacağını şimdiden <text:s/>kabul,</text:span><text:span text:style-name="T111"> beyan</text:span><text:span text:style-name="T104"> ve taahhüt ediyorum. İşbu taahhütname</text:span><text:span text:style-name="T114">yi</text:span><text:span text:style-name="T104"> </text:span><text:span text:style-name="T122">hür</text:span><text:span text:style-name="T104"> irademle </text:span><text:span text:style-name="T122">okudum ve</text:span><text:span text:style-name="T104"> imza</text:span><text:span text:style-name="T114">lıyorum</text:span><text:span text:style-name="T104">. </text:span></text:p>
      <text:p text:style-name="P44"/>
      <text:p text:style-name="P44"/>
      <text:p text:style-name="P50"/>
      <text:p text:style-name="P58">KİRACI</text:p>
      <text:p text:style-name="P79"><text:span text:style-name="T104">Adı Soyadı <text:tab/>: </text:span><text:span text:style-name="T169"><text:s/></text:span><text:span text:style-name="T170">Fatih Arslantaş</text:span></text:p>
      <text:p text:style-name="P79"><text:span text:style-name="T76">TC Kimlik No<text:tab/>: </text:span><text:span text:style-name="T198">229 2205 1946</text:span></text:p>
      <text:p text:style-name="P80">Adresi<text:tab/><text:tab/>: <text:span text:style-name="T201">Topçam Mah. Vali Recep Yazıcıoğlu Cad. Yazıcıoğlu St. 80/b-6</text:span><text:span text:style-name="T202"> TOKAT</text:span></text:p>
      <text:p text:style-name="P80">Telefon<text:tab/>: <text:span text:style-name="T221">0 </text:span><text:span text:style-name="T216">532</text:span><text:span text:style-name="T221"> </text:span><text:span text:style-name="T216">659 21 05</text:span><text:span text:style-name="T166"> </text:span></text:p>
      <text:p text:style-name="P85"/>
      <text:p text:style-name="P53"/>
      <text:p text:style-name="P35"/>
      <text:p text:style-name="P56"><text:tab/><text:tab/><text:tab/><text:tab/><text:tab/><text:tab/><text:tab/>İmza<text:tab/>:</text:p>
      <text:p text:style-name="P47"/>
      <text:p text:style-name="P30"/>
      <text:p text:style-name="P33"/>
      <text:p text:style-name="P54"/>
      <text:p text:style-name="P46"/>
      <text:p text:style-name="P46"/>
      <text:p text:style-name="P43"/>
      <text:p text:style-name="P57">TAHLİYE EDİLECEK YERİN</text:p>
      <text:p text:style-name="P81">Adresi<text:tab/>: <text:s/><text:span text:style-name="T199">Yeniyurt Mah. İsmail Altıngövde Cad. No:21-</text:span><text:span text:style-name="T200">B</text:span><text:span text:style-name="T199"> Tokat</text:span></text:p>
      <text:p text:style-name="P37"><text:span text:style-name="T18"/></text:p>
      <text:p text:style-name="P37"><text:span text:style-name="T18">İlgili </text:span><text:span text:style-name="T15">Kira </text:span><text:span text:style-name="T16">Sözleşme</text:span><text:span text:style-name="T15">si</text:span><text:span text:style-name="T16"> Tarihi, <text:s/></text:span><text:span text:style-name="T17">No</text:span><text:span text:style-name="T16"><text:tab/>:<text:tab/></text:span></text:p>
      <text:p text:style-name="P48"/>
      <text:p text:style-name="P48">Mecurun tahliye Edileceği taahhüt edilen tarih<text:tab/>:</text:p>
      <text:p text:style-name="P48"/>
      <text:p text:style-name="P44"/>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19">KİRA FESİH SÖZLEŞMESİ</text:p>
      <text:p text:style-name="P18"/>
      <text:p text:style-name="P18"/>
      <text:p text:style-name="P18"/>
      <text:p text:style-name="P18"/>
      <text:p text:style-name="P18"/>
      <text:p text:style-name="P41"><text:span text:style-name="T104"><text:tab/></text:span><text:span text:style-name="T130">A</text:span><text:span text:style-name="T121">şağıda </text:span><text:span text:style-name="T115">tarih </text:span><text:span text:style-name="T121">ve</text:span><text:span text:style-name="T115"> sayı</text:span><text:span text:style-name="T122">sı </text:span><text:span text:style-name="T121">belirtilen </text:span><text:span text:style-name="T115">kira sözleşme</text:span><text:span text:style-name="T122">si</text:span><text:span text:style-name="T130">ni tek taraflı olarak fesh ediyorum. Sözleşme şartları ile t</text:span><text:span text:style-name="T104">ahtı icarımda bulunan taşınmazı; </text:span><text:span text:style-name="T130">belirtilen tarihte,</text:span><text:span text:style-name="T115"> </text:span><text:span text:style-name="T121">belirtilen </text:span><text:span text:style-name="T115">kira sözleşme</text:span><text:span text:style-name="T122">sinin</text:span><text:span text:style-name="T115"> şartlarına bağlı kalarak </text:span><text:span text:style-name="T138">tahliye ettim.</text:span></text:p>
      <text:p text:style-name="P45"/>
      <text:p text:style-name="P45"/>
      <text:p text:style-name="P31"/>
      <text:p text:style-name="P31"/>
      <text:p text:style-name="P49"/>
      <text:p text:style-name="P89">KİRACI</text:p>
      <text:p text:style-name="P79"><text:span text:style-name="T104">Adı Soyadı <text:tab/>: </text:span><text:span text:style-name="T169"><text:s/></text:span><text:span text:style-name="T170">Fatih Arslantaş</text:span></text:p>
      <text:p text:style-name="P79"><text:span text:style-name="T76">TC Kimlik No<text:tab/>: </text:span><text:span text:style-name="T198">229 2205 1946</text:span></text:p>
      <text:p text:style-name="P80">Adresi<text:tab/><text:tab/>: <text:span text:style-name="T201">Topçam Mah. Vali Recep Yazıcıoğlu Cad. Yazıcıoğlu St. 80/b-6</text:span><text:span text:style-name="T202"> TOKAT</text:span></text:p>
      <text:p text:style-name="P82">Telefon<text:tab/>: <text:span text:style-name="T221">0 </text:span><text:span text:style-name="T216">532</text:span><text:span text:style-name="T221"> </text:span><text:span text:style-name="T216">659 21 05</text:span><text:span text:style-name="T166"> </text:span></text:p>
      <text:p text:style-name="P34"/>
      <text:p text:style-name="P55"><text:tab/><text:tab/><text:tab/><text:tab/><text:tab/><text:tab/><text:tab/>İmza<text:tab/>:</text:p>
      <text:p text:style-name="P45"/>
      <text:p text:style-name="P45"/>
      <text:p text:style-name="P45"/>
      <text:p text:style-name="P45"/>
      <text:p text:style-name="P45"/>
      <text:p text:style-name="P32"><text:span text:style-name="T210">FESH</text:span><text:span text:style-name="T209"> EDİLE</text:span><text:span text:style-name="T210">N</text:span><text:span text:style-name="T209"> </text:span><text:span text:style-name="T210">SÖZLEŞMENİN</text:span></text:p>
      <text:p text:style-name="P38"><text:span text:style-name="T16"/></text:p>
      <text:p text:style-name="P38"><text:span text:style-name="T16">Tarihi, <text:s/></text:span><text:span text:style-name="T17">No</text:span><text:span text:style-name="T16"><text:tab/><text:tab/><text:tab/><text:tab/>:<text:tab/></text:span></text:p>
      <text:p text:style-name="P49"/>
      <text:p text:style-name="P49">Mecurun tahliye Edil<text:span text:style-name="T204">diği </text:span>tarih<text:tab/>:</text:p>
      <text:p text:style-name="P49"/>
      <text:p text:style-name="P31"/>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Noto Sans Devanagari1" svg:font-family="'Noto Sans Devanagari'" style:font-family-generic="swiss"/>
    <style:font-face style:name="Caladea" svg:font-family="Calade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23T08:57:13.529473922</meta:creation-date>
    <dc:date>2020-08-22T15:18:25.850318423</dc:date>
    <meta:editing-duration>PT17H34M7S</meta:editing-duration>
    <meta:editing-cycles>46</meta:editing-cycles>
    <meta:generator>LibreOffice/6.4.4.2$Linux_X86_64 LibreOffice_project/3d775be2011f3886db32dfd395a6a6d1ca2630ff</meta:generator>
    <meta:print-date>2020-08-22T14:30:38.348135744</meta:print-date>
    <meta:document-statistic meta:table-count="0" meta:image-count="0" meta:object-count="0" meta:page-count="5" meta:paragraph-count="86" meta:word-count="1873" meta:character-count="13810" meta:non-whitespace-character-count="11878"/>
  </office:meta>
</office:document-meta>
</file>